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12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solid" draw:fill-color="#729fcf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61cm" fo:min-width="0.13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1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7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35cm" fo:min-width="4.1cm"/>
    </style:style>
    <style:style style:name="gr8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3.15cm" fo:min-width="3.4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081cm" fo:min-width="3.122cm"/>
    </style:style>
    <style:style style:name="gr10" style:family="graphic" style:parent-style-name="objectwithoutfill">
      <style:graphic-properties svg:stroke-color="#000000" draw:marker-end="Arrow" draw:marker-end-width="0.3cm" draw:fill="none" draw:fill-color="#ffffff" draw:fill-image-width="0cm" draw:fill-image-height="0cm" draw:textarea-vertical-align="middle"/>
    </style:style>
    <style:style style:name="gr1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35cm" fo:min-width="3.3cm"/>
    </style:style>
    <style:style style:name="gr12" style:family="graphic" style:parent-style-name="objectwithoutfill">
      <style:graphic-properties svg:stroke-color="#000000" draw:fill="none" draw:fill-color="#ffffff" draw:fill-image-width="0cm" draw:fill-image-height="0cm" draw:textarea-vertical-align="middle"/>
    </style:style>
    <style:style style:name="gr13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25cm" fo:min-width="2.599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761cm" fo:min-width="0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2.762cm"/>
    </style:style>
    <style:style style:name="gr16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35cm" fo:min-width="3.5cm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81cm" fo:min-width="0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4.997cm"/>
    </style:style>
    <style:style style:name="gr19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05cm" fo:min-width="4.7cm"/>
    </style:style>
    <style:style style:name="gr2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81cm" fo:min-width="4.519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2cm" fo:min-width="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8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35cm" fo:min-width="1.4cm"/>
    </style:style>
    <style:style style:name="gr2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321cm" fo:min-width="2.246cm"/>
    </style:style>
    <style:style style:name="gr2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6.75cm" fo:min-width="7.4cm"/>
    </style:style>
    <style:style style:name="gr28" style:family="graphic" style:parent-style-name="objectwithoutfill">
      <style:graphic-properties draw:stroke="solid" svg:stroke-color="#000000" draw:fill="solid" draw:fill-color="#ffffff" draw:textarea-vertical-align="middle"/>
    </style:style>
    <style:style style:name="gr29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061cm" fo:min-width="0.131cm"/>
    </style:style>
    <style:style style:name="gr30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cm" fo:min-width="0.131cm"/>
    </style:style>
    <style:style style:name="gr3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45cm" fo:min-width="0.5cm"/>
    </style:style>
    <style:style style:name="gr32" style:family="graphic" style:parent-style-name="standard">
      <style:graphic-properties draw:stroke="solid" svg:stroke-color="#000000" draw:fill="solid" draw:fill-color="#ffffff" fo:min-height="0.549cm"/>
    </style:style>
    <style:style style:name="gr3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1cm" fo:min-width="0.026cm"/>
    </style:style>
    <style:style style:name="gr34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1cm" fo:min-width="0.025cm"/>
    </style:style>
    <style:style style:name="gr35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65cm" fo:min-width="1.3cm"/>
    </style:style>
    <style:style style:name="gr3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2.432cm"/>
    </style:style>
    <style:style style:name="gr3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761cm" fo:min-width="2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69cm" fo:min-width="0cm"/>
    </style:style>
    <style:style style:name="gr39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45cm" fo:min-width="3.4cm"/>
    </style:style>
    <style:style style:name="gr4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0cm"/>
    </style:style>
    <style:style style:name="gr4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4.096cm"/>
    </style:style>
    <style:style style:name="gr4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3.473cm"/>
    </style:style>
    <style:style style:name="gr43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55cm" fo:min-width="3.4cm"/>
    </style:style>
    <style:style style:name="gr4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321cm" fo:min-width="0cm"/>
    </style:style>
    <style:style style:name="gr4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81cm" fo:min-width="3.41cm"/>
    </style:style>
    <style:style style:name="gr46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45cm" fo:min-width="1.6cm"/>
    </style:style>
    <style:style style:name="gr47" style:family="graphic" style:parent-style-name="standard">
      <style:graphic-properties draw:stroke="none" svg:stroke-color="#000000" draw:fill="none" draw:fill-color="#ffffff" draw:fill-image-width="0cm" draw:fill-image-height="0cm" fo:min-height="0.475cm"/>
    </style:style>
    <style:style style:name="gr48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45cm" fo:min-width="1.7cm"/>
    </style:style>
    <style:style style:name="gr4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15cm" fo:min-width="0cm"/>
    </style:style>
    <style:style style:name="gr50" style:family="graphic" style:parent-style-name="standard">
      <style:graphic-properties draw:fill-color="#66ffff" draw:textarea-horizontal-align="justify" draw:textarea-vertical-align="middle" draw:auto-grow-height="false" fo:min-height="0.45cm" fo:min-width="0.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Microsoft Sans Serif" fo:font-size="11pt" style:font-size-asian="11pt" style:font-size-complex="11pt"/>
    </style:style>
    <style:style style:name="P5" style:family="paragraph">
      <style:text-properties style:font-name="Microsoft Sans Serif" fo:font-size="11pt" style:font-size-asian="11pt" style:font-size-complex="11pt"/>
    </style:style>
    <style:style style:name="P6" style:family="paragraph">
      <style:paragraph-properties fo:text-align="center"/>
      <style:text-properties style:font-name="Microsoft Sans Serif" fo:font-size="11pt" style:font-size-asian="11pt" style:font-size-complex="11pt"/>
    </style:style>
    <style:style style:name="P7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8" style:family="paragraph">
      <style:paragraph-properties fo:text-align="center"/>
      <style:text-properties style:font-name="Microsoft Sans Serif"/>
    </style:style>
    <style:style style:name="P9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style:font-name="Microsoft Sans Serif" fo:font-size="11pt" style:font-size-asian="11pt" style:font-size-complex="11pt"/>
    </style:style>
    <style:style style:name="T3" style:family="text">
      <style:text-properties style:font-name="Microsoft Sans Serif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5cm" svg:x="1.1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1cm" svg:y1="2.919cm" svg:x2="13.9cm" svg:y2="2.886cm">
          <text:p/>
        </draw:line>
        <draw:line draw:style-name="gr3" draw:text-style-name="P1" draw:layer="layout" svg:x1="13.269cm" svg:y1="2.342cm" svg:x2="13.9cm" svg:y2="2.886cm">
          <text:p/>
        </draw:line>
        <draw:line draw:style-name="gr3" draw:text-style-name="P1" draw:layer="layout" svg:x1="13.269cm" svg:y1="2.886cm" svg:x2="13.9cm" svg:y2="2.342cm">
          <text:p/>
        </draw:line>
        <draw:custom-shape draw:style-name="gr4" draw:text-style-name="P1" draw:layer="layout" svg:width="0.631cm" svg:height="0.311cm" svg:x="12.48cm" svg:y="2.4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1cm" svg:height="0.078cm" svg:x="12.48cm" svg:y="2.41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77cm" svg:y1="2.73cm" svg:x2="12.243cm" svg:y2="2.73cm">
          <text:p/>
        </draw:line>
        <draw:frame draw:style-name="gr6" draw:text-style-name="P2" draw:layer="layout" svg:width="3.2cm" svg:height="1.207cm" svg:x="5.6cm" svg:y="2.356cm">
          <draw:text-box>
            <text:p text:style-name="P1"><text:span text:style-name="T1">Search Menu</text:span></text:p>
          </draw:text-box>
        </draw:frame>
        <draw:custom-shape draw:style-name="gr7" draw:text-style-name="P4" draw:layer="layout" svg:width="4.6cm" svg:height="0.6cm" svg:x="1.6cm" svg:y="3.2cm">
          <text:p text:style-name="P3"><text:span text:style-name="T2">Insert Author Fir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9cm" svg:height="3.4cm" svg:x="0.6cm" svg:y="16.5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622cm" svg:height="3.331cm" svg:x="0.6cm" svg:y="16.6cm">
          <draw:text-box>
            <text:p><text:span text:style-name="T2">Author</text:span></text:p>
            <text:p><text:span text:style-name="T2">Book</text:span></text:p>
            <text:p><text:span text:style-name="T2">Publishing Invoice</text:span></text:p>
            <text:p><text:span text:style-name="T2">Book Invoice</text:span></text:p>
            <text:p><text:span text:style-name="T2">Book Invoice Item</text:span></text:p>
            <text:p><text:span text:style-name="T2">Royalties</text:span></text:p>
            <text:p><text:span text:style-name="T2">Royalty Item</text:span></text:p>
          </draw:text-box>
        </draw:frame>
        <draw:line draw:style-name="gr10" draw:text-style-name="P6" draw:layer="layout" svg:x1="0.5cm" svg:y1="4.3cm" svg:x2="0.6cm" svg:y2="16.7cm">
          <text:p/>
        </draw:line>
        <draw:custom-shape draw:style-name="gr11" draw:text-style-name="P4" draw:layer="layout" svg:width="3.8cm" svg:height="0.6cm" svg:x="1.7cm" svg:y="5.2cm">
          <text:p text:style-name="P3"><text:span text:style-name="T2">Search Category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275cm" svg:y1="5.4cm" svg:x2="5.275cm" svg:y2="5.7cm">
          <text:p/>
        </draw:line>
        <draw:line draw:style-name="gr12" draw:text-style-name="P6" draw:layer="layout" svg:x1="4.975cm" svg:y1="5.2cm" svg:x2="4.975cm" svg:y2="5.8cm">
          <text:p/>
        </draw:line>
        <draw:line draw:style-name="gr10" draw:text-style-name="P6" draw:layer="layout" svg:x1="1.7cm" svg:y1="5.8cm" svg:x2="1cm" svg:y2="14.3cm">
          <text:p/>
        </draw:line>
        <draw:custom-shape draw:style-name="gr13" draw:text-style-name="P4" draw:layer="layout" svg:width="3.099cm" svg:height="1.5cm" svg:x="1.001cm" svg:y="14.2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599cm" svg:height="2.011cm" svg:x="0.901cm" svg:y="14.3cm">
          <draw:text-box>
            <text:p><text:span text:style-name="T2">Book title</text:span></text:p>
            <text:p><text:span text:style-name="T2">Price</text:span></text:p>
            <text:p><text:span text:style-name="T2">Date Published</text:span></text:p>
            <text:p><text:span text:style-name="T2"/></text:p>
          </draw:text-box>
        </draw:frame>
        <draw:frame draw:style-name="gr15" draw:text-style-name="P5" draw:layer="layout" svg:width="3.262cm" svg:height="0.691cm" svg:x="1.3cm" svg:y="13.6cm">
          <draw:text-box>
            <text:p><text:span text:style-name="T2">(Book Selected)</text:span></text:p>
          </draw:text-box>
        </draw:frame>
        <draw:custom-shape draw:style-name="gr16" draw:text-style-name="P6" draw:layer="layout" svg:width="4cm" svg:height="0.6cm" svg:x="8.5cm" svg:y="5.1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8cm" svg:height="1.131cm" svg:x="14.2cm" svg:y="4.7cm">
          <draw:text-box>
            <text:p><text:span text:style-name="T2">Insert search here</text:span></text:p>
          </draw:text-box>
        </draw:frame>
        <draw:line draw:style-name="gr10" draw:text-style-name="P6" draw:layer="layout" svg:x1="14.4cm" svg:y1="5.5cm" svg:x2="12.5cm" svg:y2="5.5cm">
          <text:p/>
        </draw:line>
        <draw:line draw:style-name="gr10" draw:text-style-name="P6" draw:layer="layout" svg:x1="2cm" svg:y1="5.8cm" svg:x2="1.7cm" svg:y2="12cm">
          <text:p/>
        </draw:line>
        <draw:frame draw:style-name="gr18" draw:text-style-name="P5" draw:layer="layout" svg:width="5.497cm" svg:height="0.691cm" svg:x="1.7cm" svg:y="11.5cm">
          <draw:text-box>
            <text:p><text:span text:style-name="T2">(Publishing Invoice Selected)</text:span></text:p>
          </draw:text-box>
        </draw:frame>
        <draw:custom-shape draw:style-name="gr19" draw:text-style-name="P4" draw:layer="layout" svg:width="5.2cm" svg:height="1.3cm" svg:x="1.5cm" svg:y="12.1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5.019cm" svg:height="1.131cm" svg:x="1.4cm" svg:y="12.1cm">
          <draw:text-box>
            <text:p><text:span text:style-name="T2">Publishing Invoice Service</text:span></text:p>
            <text:p><text:span text:style-name="T2">Publishing Invoice Date </text:span></text:p>
          </draw:text-box>
        </draw:frame>
        <draw:custom-shape draw:style-name="gr21" draw:text-style-name="P1" draw:layer="layout" svg:width="2.5cm" svg:height="0.87cm" svg:x="0.9cm" svg:y="0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7" draw:layer="layout" svg:width="2.5cm" svg:height="1.859cm" svg:x="1.2cm" svg:y="0.683cm">
          <draw:text-box>
            <text:p text:style-name="P1"><text:span text:style-name="T3">Search Database</text:span></text:p>
          </draw:text-box>
        </draw:frame>
        <draw:frame draw:style-name="gr23" draw:text-style-name="P7" draw:layer="layout" svg:width="6.1cm" svg:height="1.055cm" svg:x="0.5cm" svg:y="0.2cm">
          <draw:text-box>
            <text:p text:style-name="P1"><text:span text:style-name="T3">(From Main Menu/Edit window)</text:span></text:p>
          </draw:text-box>
        </draw:frame>
        <draw:line draw:style-name="gr24" draw:text-style-name="P8" draw:layer="layout" svg:x1="2.6cm" svg:y1="1.659cm" svg:x2="2.6cm" svg:y2="2.3cm">
          <text:p/>
        </draw:line>
        <draw:custom-shape draw:style-name="gr11" draw:text-style-name="P4" draw:layer="layout" svg:width="3.8cm" svg:height="0.6cm" svg:x="1.7cm" svg:y="4cm">
          <text:p text:style-name="P3"><text:span text:style-name="T2">Select Table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275cm" svg:y1="4.2cm" svg:x2="5.275cm" svg:y2="4.5cm">
          <text:p/>
        </draw:line>
        <draw:line draw:style-name="gr12" draw:text-style-name="P6" draw:layer="layout" svg:x1="4.975cm" svg:y1="4cm" svg:x2="4.975cm" svg:y2="4.6cm">
          <text:p/>
        </draw:line>
        <draw:custom-shape draw:style-name="gr25" draw:text-style-name="P6" draw:layer="layout" svg:width="1.9cm" svg:height="0.6cm" svg:x="6.2cm" svg:y="5.1cm">
          <text:p text:style-name="P1"><text:span text:style-name="T2">Add Date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4cm" svg:y1="4cm" svg:x2="8.2cm" svg:y2="5cm">
          <text:p/>
        </draw:line>
        <draw:frame draw:style-name="gr26" draw:text-style-name="P5" draw:layer="layout" svg:width="2.746cm" svg:height="1.571cm" svg:x="13.9cm" svg:y="3.2cm">
          <draw:text-box>
            <text:p><text:span text:style-name="T2">Appears if</text:span></text:p>
            <text:p><text:span text:style-name="T2">date element</text:span></text:p>
            <text:p><text:span text:style-name="T2">is selected</text:span></text:p>
          </draw:text-box>
        </draw:frame>
        <draw:custom-shape draw:style-name="gr27" draw:text-style-name="P8" draw:layer="layout" svg:width="7.9cm" svg:height="7cm" svg:x="8.5cm" svg:y="14.701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8.5cm" svg:y1="15.301cm" svg:x2="16.4cm" svg:y2="15.301cm">
          <text:p/>
        </draw:line>
        <draw:line draw:style-name="gr28" draw:text-style-name="P1" draw:layer="layout" svg:x1="15.769cm" svg:y1="14.701cm" svg:x2="16.4cm" svg:y2="15.245cm">
          <text:p/>
        </draw:line>
        <draw:line draw:style-name="gr28" draw:text-style-name="P1" draw:layer="layout" svg:x1="15.769cm" svg:y1="15.245cm" svg:x2="16.4cm" svg:y2="14.701cm">
          <text:p/>
        </draw:line>
        <draw:custom-shape draw:style-name="gr29" draw:text-style-name="P1" draw:layer="layout" svg:width="0.631cm" svg:height="0.311cm" svg:x="14.98cm" svg:y="14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631cm" svg:height="0.078cm" svg:x="14.98cm" svg:y="1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" draw:layer="layout" svg:x1="14.27cm" svg:y1="15.089cm" svg:x2="14.743cm" svg:y2="15.089cm">
          <text:p/>
        </draw:line>
        <draw:custom-shape draw:style-name="gr31" draw:text-style-name="P8" draw:layer="layout" svg:width="1cm" svg:height="0.7cm" svg:x="8.9cm" svg:y="16.5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9.9cm" svg:y="16.5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0.9cm" svg:y="16.5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1.9cm" svg:y="16.5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2.9cm" svg:y="16.5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3.9cm" svg:y="16.5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4.9cm" svg:y="16.501cm">
          <text:p/>
          <draw:enhanced-geometry svg:viewBox="0 0 21600 21600" draw:type="rectangle" draw:enhanced-path="M 0 0 L 21600 0 21600 21600 0 21600 0 0 Z N"/>
        </draw:custom-shape>
        <draw:frame draw:style-name="gr32" draw:text-style-name="P2" draw:layer="layout" svg:width="5cm" svg:height="0.799cm" svg:x="9.9cm" svg:y="15.501cm">
          <draw:text-box>
            <text:p text:style-name="P1"><text:span text:style-name="T4">Month/Year</text:span></text:p>
          </draw:text-box>
        </draw:frame>
        <draw:custom-shape draw:style-name="gr33" draw:text-style-name="P8" draw:layer="layout" svg:width="0.6cm" svg:height="0.7cm" svg:x="9.3cm" svg:y="15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8" draw:layer="layout" svg:width="0.6cm" svg:height="0.7cm" svg:x="14.9cm" svg:y="1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8" draw:layer="layout" svg:width="1cm" svg:height="0.7cm" svg:x="8.9cm" svg:y="17.3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9.9cm" svg:y="17.3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0.9cm" svg:y="17.3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1.9cm" svg:y="17.3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2.9cm" svg:y="17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1cm" svg:height="0.7cm" svg:x="13.9cm" svg:y="17.3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4.9cm" svg:y="17.3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8.9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9.9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0.9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1.9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3.9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4.9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8.9cm" svg:y="18.9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9.9cm" svg:y="18.9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0.9cm" svg:y="18.9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1.9cm" svg:y="18.9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2.9cm" svg:y="18.9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3.9cm" svg:y="18.9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4.9cm" svg:y="18.9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8.9cm" svg:y="19.7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9.9cm" svg:y="19.7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0.9cm" svg:y="19.7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1.9cm" svg:y="19.7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2.9cm" svg:y="19.7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3.9cm" svg:y="19.7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0.7cm" svg:x="14.9cm" svg:y="19.7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8cm" svg:height="0.9cm" svg:x="14.1cm" svg:y="20.601cm">
          <text:p text:style-name="P1"><text:span text:style-name="T1">Select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cm" svg:height="0.7cm" svg:x="12.9cm" svg:y="18.101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2.932cm" svg:height="0.691cm" svg:x="10.775cm" svg:y="14.7cm">
          <draw:text-box>
            <text:p><text:span text:style-name="T2">Calendar Tool</text:span></text:p>
          </draw:text-box>
        </draw:frame>
        <draw:line draw:style-name="gr12" draw:text-style-name="P6" draw:layer="layout" svg:x1="8.4cm" svg:y1="8cm" svg:x2="13.7cm" svg:y2="8cm">
          <text:p/>
        </draw:line>
        <draw:line draw:style-name="gr10" draw:text-style-name="P6" draw:layer="layout" svg:x1="13.7cm" svg:y1="8cm" svg:x2="13.7cm" svg:y2="14.7cm">
          <text:p/>
        </draw:line>
        <draw:frame draw:style-name="gr37" draw:text-style-name="P5" draw:layer="layout" svg:width="3cm" svg:height="2.011cm" svg:x="14.2cm" svg:y="13.6cm">
          <draw:text-box>
            <text:p><text:span text:style-name="T2">Opens in</text:span></text:p>
            <text:p><text:span text:style-name="T2">New window</text:span></text:p>
          </draw:text-box>
        </draw:frame>
        <draw:frame draw:style-name="gr38" draw:text-style-name="P9" draw:layer="layout" svg:width="3.3cm" svg:height="5.419cm" svg:x="5.5cm" svg:y="16.2cm">
          <draw:text-box>
            <text:p><text:span text:style-name="T1">Selected date will be highlighted to show clear indication of selection</text:span></text:p>
          </draw:text-box>
        </draw:frame>
        <draw:line draw:style-name="gr12" draw:text-style-name="P6" draw:layer="layout" svg:x1="1.6cm" svg:y1="4.3cm" svg:x2="0.5cm" svg:y2="4.3cm">
          <text:p/>
        </draw:line>
        <draw:custom-shape draw:style-name="gr39" draw:text-style-name="P4" draw:layer="layout" svg:width="3.9cm" svg:height="0.7cm" svg:x="2.6cm" svg:y="10.3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4cm" svg:height="0.691cm" svg:x="2.5cm" svg:y="10.4cm">
          <draw:text-box>
            <text:p><text:span text:style-name="T2">Book Invoice Date</text:span></text:p>
          </draw:text-box>
        </draw:frame>
        <draw:frame draw:style-name="gr41" draw:text-style-name="P5" draw:layer="layout" svg:width="4.596cm" svg:height="0.691cm" svg:x="2.7cm" svg:y="9.6cm">
          <draw:text-box>
            <text:p><text:span text:style-name="T2">(Book Invoice Selected)</text:span></text:p>
          </draw:text-box>
        </draw:frame>
        <draw:line draw:style-name="gr10" draw:text-style-name="P6" draw:layer="layout" svg:x1="2.6cm" svg:y1="5.8cm" svg:x2="2.6cm" svg:y2="10.3cm">
          <text:p/>
        </draw:line>
        <draw:line draw:style-name="gr10" draw:text-style-name="P6" draw:layer="layout" svg:x1="3cm" svg:y1="5.8cm" svg:x2="3cm" svg:y2="8.5cm">
          <text:p/>
        </draw:line>
        <draw:custom-shape draw:style-name="gr39" draw:text-style-name="P4" draw:layer="layout" svg:width="3.9cm" svg:height="0.7cm" svg:x="2.9cm" svg:y="8.709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4cm" svg:height="0.691cm" svg:x="2.8cm" svg:y="8.809cm">
          <draw:text-box>
            <text:p><text:span text:style-name="T2">Royalties Date</text:span></text:p>
          </draw:text-box>
        </draw:frame>
        <draw:frame draw:style-name="gr42" draw:text-style-name="P5" draw:layer="layout" svg:width="3.973cm" svg:height="0.691cm" svg:x="2.8cm" svg:y="8.109cm">
          <draw:text-box>
            <text:p><text:span text:style-name="T2">(Royalties Selected)</text:span></text:p>
          </draw:text-box>
        </draw:frame>
        <draw:line draw:style-name="gr10" draw:text-style-name="P6" draw:layer="layout" svg:x1="5.1cm" svg:y1="5.4cm" svg:x2="9cm" svg:y2="12.2cm">
          <text:p/>
        </draw:line>
        <draw:custom-shape draw:style-name="gr43" draw:text-style-name="P4" draw:layer="layout" svg:width="3.9cm" svg:height="1.8cm" svg:x="9cm" svg:y="12.1cm">
          <text:p/>
          <draw:enhanced-geometry svg:viewBox="0 0 21600 21600" draw:type="rectangle" draw:enhanced-path="M 0 0 L 21600 0 21600 21600 0 21600 0 0 Z N"/>
        </draw:custom-shape>
        <draw:frame draw:style-name="gr44" draw:text-style-name="P5" draw:layer="layout" svg:width="4.2cm" svg:height="1.571cm" svg:x="8.9cm" svg:y="12.2cm">
          <draw:text-box>
            <text:p><text:span text:style-name="T2">Quantity</text:span></text:p>
            <text:p><text:span text:style-name="T2">Discount</text:span></text:p>
            <text:p><text:span text:style-name="T2">Shipping Type</text:span></text:p>
          </draw:text-box>
        </draw:frame>
        <draw:frame draw:style-name="gr45" draw:text-style-name="P5" draw:layer="layout" svg:width="3.91cm" svg:height="1.131cm" svg:x="9.2cm" svg:y="11cm">
          <draw:text-box>
            <text:p><text:span text:style-name="T2">(Book Invoice Items</text:span></text:p>
            <text:p><text:span text:style-name="T2">Selected)</text:span></text:p>
          </draw:text-box>
        </draw:frame>
        <draw:custom-shape draw:style-name="gr43" draw:text-style-name="P4" draw:layer="layout" svg:width="3.9cm" svg:height="1.8cm" svg:x="8.99cm" svg:y="8.8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4.2cm" svg:height="2.011cm" svg:x="8.9cm" svg:y="8.689cm">
          <draw:text-box>
            <text:p><text:span text:style-name="T2">Quantity</text:span></text:p>
            <text:p><text:span text:style-name="T2">Discount</text:span></text:p>
            <text:p><text:span text:style-name="T2">Shipping Type</text:span></text:p>
            <text:p><text:span text:style-name="T2">Currency</text:span></text:p>
          </draw:text-box>
        </draw:frame>
        <draw:frame draw:style-name="gr17" draw:text-style-name="P5" draw:layer="layout" svg:width="5.7cm" svg:height="1.131cm" svg:x="8.6cm" svg:y="8.2cm">
          <draw:text-box>
            <text:p><text:span text:style-name="T2">(Royalties Items Selected)</text:span></text:p>
          </draw:text-box>
        </draw:frame>
        <draw:line draw:style-name="gr10" draw:text-style-name="P6" draw:layer="layout" svg:x1="5.3cm" svg:y1="5.4cm" svg:x2="8.9cm" svg:y2="9cm">
          <text:p/>
        </draw:line>
        <draw:line draw:style-name="gr12" draw:text-style-name="P6" draw:layer="layout" svg:x1="8.4cm" svg:y1="8cm" svg:x2="7.8cm" svg:y2="5.8cm">
          <text:p/>
        </draw:line>
        <draw:custom-shape draw:style-name="gr46" draw:text-style-name="P6" draw:layer="layout" svg:width="2.1cm" svg:height="0.7cm" svg:x="8.8cm" svg:y="6.3cm">
          <text:p text:style-name="P1"><text:span text:style-name="T2">Cancel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8.9cm" svg:y1="7cm" svg:x2="9.7cm" svg:y2="7.6cm">
          <text:p/>
        </draw:line>
        <draw:frame draw:style-name="gr47" draw:text-style-name="P5" draw:layer="layout" svg:width="4.3cm" svg:height="0.725cm" svg:x="9.5cm" svg:y="7.3cm">
          <draw:text-box>
            <text:p><text:span text:style-name="T5">Back to main <text:s/>menu</text:span></text:p>
          </draw:text-box>
        </draw:frame>
        <draw:custom-shape draw:style-name="gr48" draw:text-style-name="P6" draw:layer="layout" svg:width="2.2cm" svg:height="0.7cm" svg:x="11.2cm" svg:y="6.3cm">
          <text:p text:style-name="P1"><text:span text:style-name="T2">Search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3.4cm" svg:y1="6.1cm" svg:x2="14.3cm" svg:y2="6.2cm">
          <text:p/>
        </draw:line>
        <draw:frame draw:style-name="gr49" draw:text-style-name="P5" draw:layer="layout" svg:width="3.2cm" svg:height="4.4cm" svg:x="14cm" svg:y="6.3cm">
          <draw:text-box>
            <text:p><text:span text:style-name="T2">Back to Main Menu/Editing, dependent on which was used to navigate this screen, with results in the database view.</text:span></text:p>
          </draw:text-box>
        </draw:frame>
        <draw:custom-shape draw:style-name="gr50" draw:text-style-name="P1" draw:layer="layout" svg:width="1cm" svg:height="0.7cm" svg:x="12.9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5" draw:layer="layout" svg:width="7.9cm" svg:height="1.571cm" svg:x="0.5cm" svg:y="19.949cm">
          <draw:text-box>
            <text:p><text:span text:style-name="T2">Dropdown list is used to show a large number of options in a small space</text:span></text:p>
          </draw:text-box>
        </draw:frame>
        <draw:custom-shape draw:style-name="gr7" draw:text-style-name="P4" draw:layer="layout" svg:width="4.6cm" svg:height="0.6cm" svg:x="8.4cm" svg:y="3.2cm">
          <text:p text:style-name="P3"><text:span text:style-name="T2">Insert Author Last Na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15:06:35.609000000</meta:creation-date>
    <dc:date>2015-01-15T16:12:57.826000000</dc:date>
    <meta:editing-duration>PT1H47M55S</meta:editing-duration>
    <meta:editing-cycles>7</meta:editing-cycles>
    <meta:generator>LibreOffice/4.3.2.2$Windows_x86 LibreOffice_project/edfb5295ba211bd31ad47d0bad0118690f76407d</meta:generator>
    <meta:document-statistic meta:object-count="114"/>
  </office:meta>
</office:document-meta>
</file>